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fo:keep-together="auto"/>
    </style:style>
    <style:style style:name="Tableau1.A4" style:family="table-cell">
      <style:table-cell-properties style:vertical-align="bottom" fo:padding-left="0cm" fo:padding-right="0cm" fo:padding-top="0.254cm" fo:padding-bottom="0.254cm" fo:border="none" style:writing-mode="lr-tb"/>
    </style:style>
    <style:style style:name="P1" style:family="paragraph" style:parent-style-name="Standard">
      <style:text-properties fo:language="none" fo:country="none" style:language-asian="none" style:country-asian="none"/>
    </style:style>
    <style:style style:name="P2" style:family="paragraph" style:parent-style-name="Standard">
      <style:text-properties officeooo:rsid="001c6305" officeooo:paragraph-rsid="001c6305"/>
    </style:style>
    <style:style style:name="P3" style:family="paragraph" style:parent-style-name="Standard">
      <style:text-properties officeooo:rsid="001cffc3" officeooo:paragraph-rsid="001cffc3"/>
    </style:style>
    <style:style style:name="P4" style:family="paragraph" style:parent-style-name="Standard">
      <style:text-properties officeooo:rsid="001d8e2e" officeooo:paragraph-rsid="001d8e2e"/>
    </style:style>
    <style:style style:name="P5" style:family="paragraph" style:parent-style-name="Standard">
      <style:text-properties officeooo:rsid="001ea874" officeooo:paragraph-rsid="001ea874"/>
    </style:style>
    <style:style style:name="P6" style:family="paragraph" style:parent-style-name="Standard">
      <style:text-properties officeooo:rsid="00211230" officeooo:paragraph-rsid="00211230"/>
    </style:style>
    <style:style style:name="P7" style:family="paragraph" style:parent-style-name="Standard">
      <style:text-properties style:text-underline-style="solid" style:text-underline-width="auto" style:text-underline-color="font-color" officeooo:rsid="001ea874" officeooo:paragraph-rsid="001ea874"/>
    </style:style>
    <style:style style:name="P8" style:family="paragraph" style:parent-style-name="Standard">
      <style:text-properties style:text-underline-style="solid" style:text-underline-width="auto" style:text-underline-color="font-color" officeooo:rsid="001d8e2e" officeooo:paragraph-rsid="001ea874"/>
    </style:style>
    <style:style style:name="P9" style:family="paragraph" style:parent-style-name="Standard">
      <style:text-properties officeooo:rsid="00216f21" officeooo:paragraph-rsid="00216f21"/>
    </style:style>
    <style:style style:name="P10" style:family="paragraph" style:parent-style-name="Standard">
      <style:text-properties officeooo:rsid="00236ff6" officeooo:paragraph-rsid="00236ff6"/>
    </style:style>
    <style:style style:name="P11" style:family="paragraph" style:parent-style-name="Standard">
      <style:text-properties fo:font-size="10pt" officeooo:rsid="00238312" officeooo:paragraph-rsid="00238312" style:font-size-asian="10pt" style:font-size-complex="10pt"/>
    </style:style>
    <style:style style:name="P12" style:family="paragraph" style:parent-style-name="Standard">
      <style:text-properties officeooo:rsid="00238312" officeooo:paragraph-rsid="00238312"/>
    </style:style>
    <style:style style:name="P13" style:family="paragraph" style:parent-style-name="Standard">
      <style:paragraph-properties fo:text-align="center" style:justify-single-word="false"/>
      <style:text-properties fo:font-style="italic" officeooo:rsid="0023ca05" officeooo:paragraph-rsid="0023ca05" style:font-style-asian="italic" style:font-style-complex="italic"/>
    </style:style>
    <style:style style:name="P14" style:family="paragraph" style:parent-style-name="Standard">
      <style:text-properties fo:font-weight="normal" officeooo:rsid="001d8e2e" officeooo:paragraph-rsid="001ea874" style:font-weight-asian="normal" style:font-weight-complex="normal"/>
    </style:style>
    <style:style style:name="P15" style:family="paragraph" style:parent-style-name="Standard">
      <style:text-properties fo:font-weight="normal" officeooo:rsid="00238312" officeooo:paragraph-rsid="00238312" style:font-weight-asian="normal" style:font-weight-complex="normal"/>
    </style:style>
    <style:style style:name="P16" style:family="paragraph" style:parent-style-name="Footer">
      <style:text-properties fo:font-size="1pt" style:font-size-asian="1pt" style:font-size-complex="1pt"/>
    </style:style>
    <style:style style:name="P17" style:family="paragraph" style:parent-style-name="Standard">
      <style:paragraph-properties fo:break-before="page"/>
    </style:style>
    <style:style style:name="P18" style:family="paragraph" style:parent-style-name="Heading">
      <style:text-properties fo:font-variant="small-caps"/>
    </style:style>
    <style:style style:name="P19" style:family="paragraph" style:parent-style-name="Sans_20_interligne">
      <style:paragraph-properties style:snap-to-layout-grid="false"/>
      <style:text-properties fo:font-size="4pt" style:font-size-asian="4pt" style:font-size-complex="4pt"/>
    </style:style>
    <style:style style:name="P20" style:family="paragraph" style:parent-style-name="Sans_20_interligne">
      <style:paragraph-properties fo:text-align="center" style:justify-single-word="false" style:snap-to-layout-grid="false"/>
      <style:text-properties fo:color="#ffffff" style:font-name="Franklin Gothic Book" fo:font-size="36pt" style:font-size-asian="36pt" style:font-name-complex="Franklin Gothic Book" style:font-size-complex="36pt"/>
    </style:style>
    <style:style style:name="P21" style:family="paragraph" style:parent-style-name="Sans_20_interligne">
      <style:paragraph-properties fo:text-align="center" style:justify-single-word="false" style:snap-to-layout-grid="false"/>
      <style:text-properties style:font-name="Franklin Gothic Book" fo:font-size="18pt" fo:font-style="italic" officeooo:paragraph-rsid="001c6305" style:font-size-asian="18pt" style:font-style-asian="italic" style:font-name-complex="Franklin Gothic Book" style:font-size-complex="18pt" style:font-style-complex="italic"/>
    </style:style>
    <style:style style:name="P22" style:family="paragraph" style:parent-style-name="Sans_20_interligne">
      <style:paragraph-properties fo:text-align="center" style:justify-single-word="false" style:snap-to-layout-grid="false"/>
      <style:text-properties style:font-name="Franklin Gothic Book" fo:font-size="18pt" fo:font-style="italic" officeooo:rsid="001c6305" officeooo:paragraph-rsid="001c6305" style:font-size-asian="18pt" style:font-style-asian="italic" style:font-name-complex="Franklin Gothic Book" style:font-size-complex="18pt" style:font-style-complex="italic"/>
    </style:style>
    <style:style style:name="P23" style:family="paragraph" style:parent-style-name="Standard" style:list-style-name="L3">
      <style:text-properties officeooo:rsid="001c6305" officeooo:paragraph-rsid="001c6305"/>
    </style:style>
    <style:style style:name="P24" style:family="paragraph" style:parent-style-name="Standard" style:list-style-name="L4">
      <style:text-properties fo:font-weight="normal" officeooo:rsid="001d8e2e" officeooo:paragraph-rsid="001ea874" style:font-weight-asian="normal" style:font-weight-complex="normal"/>
    </style:style>
    <style:style style:name="P25" style:family="paragraph" style:parent-style-name="Standard" style:list-style-name="L4">
      <style:text-properties fo:font-weight="normal" officeooo:rsid="001ea874" officeooo:paragraph-rsid="001ea874" style:font-weight-asian="normal" style:font-weight-complex="normal"/>
    </style:style>
    <style:style style:name="P26" style:family="paragraph" style:parent-style-name="Standard" style:list-style-name="L4">
      <style:text-properties fo:font-weight="normal" officeooo:rsid="0020875d" officeooo:paragraph-rsid="0020875d" style:font-weight-asian="normal" style:font-weight-complex="normal"/>
    </style:style>
    <style:style style:name="P27" style:family="paragraph" style:parent-style-name="Standard" style:list-style-name="L4">
      <style:text-properties officeooo:rsid="001ea874" officeooo:paragraph-rsid="001ea874"/>
    </style:style>
    <style:style style:name="P28" style:family="paragraph" style:parent-style-name="Standard" style:list-style-name="L4">
      <style:text-properties officeooo:rsid="0020875d" officeooo:paragraph-rsid="0020875d"/>
    </style:style>
    <style:style style:name="P29" style:family="paragraph" style:parent-style-name="Standard" style:list-style-name="L5">
      <style:text-properties officeooo:rsid="00236ff6" officeooo:paragraph-rsid="00236ff6"/>
    </style:style>
    <style:style style:name="P30" style:family="paragraph" style:parent-style-name="Standard">
      <style:text-properties officeooo:rsid="00236ff6" officeooo:paragraph-rsid="00236ff6"/>
    </style:style>
    <style:style style:name="P31" style:family="paragraph" style:parent-style-name="Standard">
      <style:text-properties officeooo:rsid="002a3981" officeooo:paragraph-rsid="002a3981"/>
    </style:style>
    <style:style style:name="P32" style:family="paragraph" style:parent-style-name="Standard" style:master-page-name="First_20_Page">
      <style:paragraph-properties style:page-number="auto"/>
      <style:text-properties fo:language="none" fo:country="none" style:language-asian="none" style:country-asian="none"/>
    </style:style>
    <style:style style:name="P33" style:family="paragraph" style:parent-style-name="Footer">
      <style:text-properties fo:language="none" fo:country="none" style:language-asian="none" style:country-asian="none"/>
    </style:style>
    <style:style style:name="P34" style:family="paragraph">
      <style:paragraph-properties fo:margin-top="0cm" fo:margin-bottom="0cm" fo:line-height="100%" fo:text-align="center" style:writing-mode="lr-tb"/>
    </style:style>
    <style:style style:name="P35" style:family="paragraph">
      <style:paragraph-properties style:writing-mode="lr-tb"/>
    </style:style>
    <style:style style:name="P36" style:family="paragraph">
      <style:paragraph-properties fo:margin-top="0cm" fo:margin-bottom="0cm" fo:line-height="100%" style:writing-mode="lr-tb"/>
    </style:style>
    <style:style style:name="P37" style:family="paragraph">
      <style:paragraph-properties style:writing-mode="lr-tb"/>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1c6305" style:font-style-asian="normal" style:font-style-complex="normal"/>
    </style:style>
    <style:style style:name="T3" style:family="text">
      <style:text-properties fo:font-style="normal" officeooo:rsid="001cffc3" style:font-style-asian="normal" style:font-style-complex="normal"/>
    </style:style>
    <style:style style:name="T4" style:family="text">
      <style:text-properties fo:font-style="italic" officeooo:rsid="001cffc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cffc3"/>
    </style:style>
    <style:style style:name="T7" style:family="text">
      <style:text-properties fo:font-weight="bold" style:font-weight-asian="bold" style:font-weight-complex="bold"/>
    </style:style>
    <style:style style:name="T8" style:family="text">
      <style:text-properties fo:font-weight="bold" officeooo:rsid="0023831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950a" style:font-weight-asian="normal" style:font-weight-complex="normal"/>
    </style:style>
    <style:style style:name="T11" style:family="text">
      <style:text-properties fo:font-weight="normal" officeooo:rsid="00216f21" style:font-weight-asian="normal" style:font-weight-complex="normal"/>
    </style:style>
    <style:style style:name="T12" style:family="text">
      <style:text-properties fo:font-weight="normal" officeooo:rsid="0021f9d1" style:font-weight-asian="normal" style:font-weight-complex="normal"/>
    </style:style>
    <style:style style:name="T13" style:family="text">
      <style:text-properties fo:font-weight="normal" officeooo:rsid="00236ff6" style:font-weight-asian="normal" style:font-weight-complex="normal"/>
    </style:style>
    <style:style style:name="T14" style:family="text">
      <style:text-properties fo:font-weight="normal" officeooo:rsid="00238312" style:font-weight-asian="normal" style:font-weight-complex="normal"/>
    </style:style>
    <style:style style:name="T15" style:family="text">
      <style:text-properties fo:font-weight="normal" officeooo:rsid="0028c593" style:font-weight-asian="normal" style:font-weight-complex="normal"/>
    </style:style>
    <style:style style:name="T16" style:family="text">
      <style:text-properties officeooo:rsid="00213b39"/>
    </style:style>
    <style:style style:name="T17" style:family="text">
      <style:text-properties officeooo:rsid="00216f21"/>
    </style:style>
    <style:style style:name="T18" style:family="text">
      <style:text-properties officeooo:rsid="00238312"/>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officeooo:rsid="0025cc1d"/>
    </style:style>
    <style:style style:name="T23" style:family="text">
      <style:text-properties officeooo:rsid="0026fd46"/>
    </style:style>
    <style:style style:name="T24" style:family="text">
      <style:text-properties officeooo:rsid="0028c593"/>
    </style:style>
    <style:style style:name="T25"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T26" style:family="text">
      <style:text-properties style:use-window-font-color="true" style:font-name="Franklin Gothic Book" fo:font-size="10pt" fo:language="fr" fo:country="FR" fo:font-style="italic" style:font-name-asian="Times New Roman" style:font-size-asian="10pt" style:font-style-asian="italic" style:font-name-complex="Franklin Gothic Book" style:font-size-complex="10pt" style:language-complex="ar" style:country-complex="SA" style:font-style-complex="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d34817" draw:textarea-horizontal-align="justify" draw:textarea-vertical-align="middle" draw:auto-grow-height="false" draw:auto-grow-width="false" fo:padding-top="0cm" fo:padding-bottom="0cm" fo:padding-left="0cm" fo:padding-right="0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000000" draw:stroke-linejoin="miter" draw:fill="none" draw:fill-color="#000000" draw:textarea-horizontal-align="left" draw:textarea-vertical-align="top" draw:auto-grow-height="false" fo:min-height="25.282cm" fo:min-width="18.449cm" fo:padding-top="0.229cm" fo:padding-bottom="0.229cm" fo:padding-left="0.441cm" fo:padding-right="0.441cm" fo:wrap-option="wrap" fo:margin-left="0.319cm" fo:margin-right="0.319cm"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6cm" svg:stroke-color="#000000" draw:stroke-linejoin="miter" draw:fill="none" draw:fill-color="#000000"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style:style style:name="gr5" style:family="graphic">
      <style:graphic-properties draw:stroke="solid" svg:stroke-width="0.035cm" svg:stroke-color="#000000" draw:stroke-linejoin="miter" draw:fill="none" draw:fill-color="#000000" draw:textarea-horizontal-align="left" draw:textarea-vertical-align="top" draw:auto-grow-height="false" fo:min-height="25.284cm" fo:min-width="18.449cm"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custom-shape text:anchor-type="char" draw:z-index="13" draw:name="Forme automatique 622" draw:style-name="gr4" draw:text-style-name="P35" svg:width="19.804cm" svg:height="26.21cm" svg:x="0.598cm" svg:y="1.744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2"><draw:text-box fo:min-height="0.041cm"><table:table table:name="Tableau1" table:style-name="Tableau1"><table:table-column table:style-name="Tableau1.A"/><table:table-row table:style-name="Tableau1.1"><table:table-cell table:style-name="Tableau1.A1" office:value-type="string"><text:p text:style-name="P19"/></table:table-cell></table:table-row><table:table-row table:style-name="Tableau1.2"><table:table-cell table:style-name="Tableau1.A2" office:value-type="string"><text:p text:style-name="P20">Dossier de spécification des besoins logiciels</text:p></table:table-cell></table:table-row><table:table-row table:style-name="Tableau1.1"><table:table-cell table:style-name="Tableau1.A3" office:value-type="string"><text:p text:style-name="P19"/></table:table-cell></table:table-row><table:table-row table:style-name="Tableau1.4"><table:table-cell table:style-name="Tableau1.A4" office:value-type="string"><text:p text:style-name="P22">MAHÉ François</text:p><text:p text:style-name="P22">POMERET-COQUOT Pierre</text:p><text:p text:style-name="P21"/></table:table-cell></table:table-row></table:table><text:p text:style-name="P13">Jeudi 9 mars 2017</text:p></draw:text-box></draw:frame></text:p>
      <text:p text:style-name="P17"><draw:custom-shape text:anchor-type="char" draw:z-index="14" draw:name="Forme automatique 21" draw:style-name="gr5" draw:text-style-name="P37" svg:width="19.797cm" svg:height="26.209cm" svg:x="-1.889cm" svg:y="-0.556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ossier de spécification des besoins logiciels</text:p>
      <text:h text:style-name="Heading_20_1" text:outline-level="1">But du document</text:h>
      <text:p text:style-name="P11"><text:span text:style-name="T2">L</text:span><text:span text:style-name="T1">e présent document tient lieu de Cahier des Charges. Il a été établi afin de lister les fonctionnalités attendues du logiciel, et ainsi assurer une parfaite adéquation entre les attentes du client et le travail fourni par l'équipe de développement</text:span></text:p>
      <text:h text:style-name="Heading_20_1" text:outline-level="1">Description Globale</text:h>
      <text:p text:style-name="P2">L'équipe de développement <text:span text:style-name="T6">s'engage à fournir</text:span> au client un ensemble logiciel <text:span text:style-name="T6">constituant le noyau fonctionnel (cœur de calcul) d'une application permettant de jouer à </text:span><text:span text:style-name="T4">Hex.</text:span><text:span text:style-name="T3"> L'interface de cette application sera développée ultérieurement par le client, et dialoguera avec l'ensemble logiciel fourni.</text:span></text:p>
      <text:p text:style-name="P2">L'ensemble logiciel développé est composé de modules :</text:p>
      <text:list xml:id="list6284638240390725451" text:style-name="L3">
        <text:list-item>
          <text:p text:style-name="P23">Bibliothèque native <text:span text:style-name="T17">pour Java (JNI)</text:span> permettant la manipulation d'une partie de Hex</text:p>
        </text:list-item>
        <text:list-item>
          <text:p text:style-name="P23">Bibliothèques natives <text:span text:style-name="T17">pour Java (JNI)</text:span> proposant des intelligences artificielles capable de jouer à Hex</text:p>
        </text:list-item>
        <text:list-item>
          <text:p text:style-name="P23">Démonstrateur (langage Java) manipulant ces bibliothèques, <text:span text:style-name="T6">et proposant une interface minimale, en ligne de commande.</text:span></text:p>
        </text:list-item>
      </text:list>
      <text:p text:style-name="P10">Le code source de ces bibliothèque restera propriété de l'équipe de développement, <text:span text:style-name="T18">et leur utilisation conditionnée par un bail de un an, comme défini par le contrat. Le code </text:span>du démonstrateur sera offert au client.</text:p>
      <text:p text:style-name="P12">La garantie et le support seront assurés pendant toute la durée de ce bail.</text:p>
      <text:h text:style-name="Heading_20_2" text:outline-level="2">Environnement</text:h>
      <text:p text:style-name="P3">L'ensemble logiciel fourni pourra être compilé sur toute machine (PC, Mac, UNIX) </text:p>
      <text:p text:style-name="P3">Le démonstrateur (interface en ligne de commande) sera adapté à un ordinateur de bureau (muni d'un clavier et d'un écran de taille raisonnable). La recette (validation finale) se fera chez le client, sur une machine Unix du bâtiment U1. </text:p>
      <text:p text:style-name="P3">L'intégration de ces bibliothèques <text:span text:style-name="T16">au sein de</text:span> l'interface développée par le client, et leur compilation, reste<text:span text:style-name="T16">nt</text:span> à la charge du client.</text:p>
      <text:h text:style-name="Heading_20_2" text:outline-level="2">Profils des utilisateurs</text:h>
      <text:p text:style-name="P4">Les utilisateurs sont réputés compétents en informatique et capables d'utiliser <text:span text:style-name="T16">une bibliothèque </text:span>tiers d'après sa documentation. </text:p>
      <text:p text:style-name="P4"><text:soft-page-break/>Les utilisateurs finaux (clients du client) appartiennent à un panel très varié, et il revient au client d'adapter son interface à leurs caractéristiques. </text:p>
      <text:p text:style-name="P4"/>
      <text:h text:style-name="Heading_20_1" text:outline-level="1">Spécifications generale</text:h>
      <text:h text:style-name="Heading_20_2" text:outline-level="2">Description des services attendus</text:h>
      <text:p text:style-name="P9">La gestion de parties (création, placement des pions, etc.) est assurée par la bibliothèque <text:span text:style-name="T7">cretinhex</text:span></text:p>
      <text:p text:style-name="P9"><text:span text:style-name="T9">Les intelligences artificielles sont assurées par les bibliothèques </text:span><text:span text:style-name="T7">cretinhex_mmbot</text:span><text:span text:style-name="T9"> (Algorithme du minimax) et </text:span><text:span text:style-name="T7">cretinhex_bridgebot</text:span><text:span text:style-name="T9"> (détection de ponts)</text:span></text:p>
      <text:p text:style-name="P9"><text:span text:style-name="T9">Les facilités de jeu (interaction avec l'utilisateur) sont assurées par le démonstrateur </text:span><text:span text:style-name="T7">playhex</text:span><text:span text:style-name="T9"> qui dialogue avec les bibliothèques.</text:span></text:p>
      <text:p text:style-name="P9"/>
      <text:p text:style-name="P9"><text:span text:style-name="T9">La bibliothèque </text:span><text:span text:style-name="T7">cretinhex</text:span><text:span text:style-name="T9"> et le démonstrateur </text:span><text:span text:style-name="T7">playhex</text:span><text:span text:style-name="T9"> sont considérés comme obligatoires et l'équipe de développement s'engage à fournir leurs versions finales à la date de réception. </text:span><text:span text:style-name="T12">Tout défaut de sa part entraînera les pénalités prévues par le contrat.</text:span></text:p>
      <text:p text:style-name="P9"><text:span text:style-name="T9">Les intelligences artificielles sont considérés comme souhaitées, sans qu'aucun engagement n'ai été pris par l'équipe de développement. Si ces bibliothèques sont réalisées lors de la livraison, elles seront fournies, </text:span><text:span text:style-name="T12">et réglées par le client comme exprimé sur le devis. Le cas échéant, une intelligence « naïve » sera fournie (pour illustrer son implémentation), sans aucune conséquence sur le reste du travail fourni.</text:span></text:p>
      <text:p text:style-name="P9"/>
      <text:p text:style-name="P10"><text:span text:style-name="T12">U</text:span><text:span text:style-name="T9">ne documentation complète des bibliothèques sera fournie lors de la livraison.</text:span></text:p>
      <text:h text:style-name="Heading_20_2" text:outline-level="2">Description générale des fonctions</text:h>
      <text:p text:style-name="P8">Manipulation d'une partie de Hex (bibliothèque native <text:span text:style-name="T7">cretinhex</text:span><text:span text:style-name="T9">) :</text:span></text:p>
      <text:list xml:id="list8133685099036722648" text:style-name="L4">
        <text:list-item>
          <text:p text:style-name="P24">Création de parties : plateau de taille libre et choix du premier joueur</text:p>
        </text:list-item>
        <text:list-item>
          <text:p text:style-name="P24">Obtention des informations suivantes : </text:p>
          <text:list>
            <text:list-item>
              <text:p text:style-name="P24">Numéro de tour</text:p>
            </text:list-item>
            <text:list-item>
              <text:p text:style-name="P24">Joueur dont c'est le tour</text:p>
            </text:list-item>
            <text:list-item>
              <text:p text:style-name="P25">L'occupation des cases</text:p>
            </text:list-item>
            <text:list-item>
              <text:p text:style-name="P25">L'état de la partie (en cours, gagnée par J1, gagnée par J2)</text:p>
            </text:list-item>
          </text:list>
        </text:list-item>
        <text:list-item>
          <text:p text:style-name="P24">Historique : mémorisation, consultation et annulation des mouvements effectués par les joueurs</text:p>
        </text:list-item>
        <text:list-item>
          <text:p text:style-name="P24">Sauvegarde : écriture et lecture de fichiers textes au format imposé par le client : un fichier permettant d'enregistrer ou de charger une partie de Hex</text:p>
        </text:list-item>
      </text:list>
      <text:p text:style-name="P14"/>
      <text:p text:style-name="P7"><draw:custom-shape text:anchor-type="char" draw:z-index="15" draw:name="Forme automatique 21" draw:style-name="gr5" draw:text-style-name="P37" svg:width="19.797cm" svg:height="26.209cm" svg:x="-1.889cm" svg:y="-0.605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9">Joueurs non humains :</text:span><text:span text:style-name="T21"> bibliothèques dédiées (une bibliothèque par IA)</text:span></text:p>
      <text:list xml:id="list143159665073306" text:continue-numbering="true" text:style-name="L4">
        <text:list-item>
          <text:list>
            <text:list-item>
              <text:p text:style-name="P27"><text:span text:style-name="T9">Respectant </text:span><text:span text:style-name="T14">toutes </text:span><text:span text:style-name="T9">la même interface (</text:span><text:span text:style-name="T14">et </text:span><text:span text:style-name="T9">proposant les mêmes services)</text:span></text:p>
            </text:list-item>
            <text:list-item>
              <text:p text:style-name="P27"><text:span text:style-name="T9">Implémentant une stratégie Minimax (</text:span><text:span text:style-name="T7">cretinhex_mmbot</text:span><text:span text:style-name="T9">) ou par détection de ponts (</text:span><text:span text:style-name="T7">cretinhex_b</text:span><text:span text:style-name="T8">ridgebot</text:span><text:span text:style-name="T9">)</text:span></text:p>
            </text:list-item>
            <text:list-item>
              <text:p text:style-name="P27"><text:span text:style-name="T9">Permettant le remplacement et/</text:span><text:span text:style-name="T14">ou</text:span><text:span text:style-name="T9"> l'ajout de nouvelles intelligences artificielles</text:span></text:p>
            </text:list-item>
          </text:list>
        </text:list-item>
      </text:list>
      <text:p text:style-name="P5"><text:span text:style-name="T19">Démonstrateur </text:span><text:span text:style-name="T20">cretinplay </text:span><text:span text:style-name="T19">:</text:span><text:span text:style-name="T9"> application Java implémentant les fonctionnalités que le client désire intégrer à son interface, pour valider et illustrer les fonctionnalités attendues</text:span></text:p>
      <text:list xml:id="list143159383353760" text:continue-numbering="true" text:style-name="L4">
        <text:list-item>
          <text:list>
            <text:list-item>
              <text:p text:style-name="P26">Interaction avec l'utilisateur :</text:p>
              <text:list>
                <text:list-item>
                  <text:p text:style-name="P26">Système de menus permettant la réalisation de toutes les actions citées</text:p>
                </text:list-item>
                <text:list-item>
                  <text:p text:style-name="P26">Affichage du plateau et des jetons placés</text:p>
                </text:list-item>
                <text:list-item>
                  <text:p text:style-name="P26">Affichage des informations du tour (numéro, joueur)</text:p>
                </text:list-item>
                <text:list-item>
                  <text:p text:style-name="P28"><text:span text:style-name="T9">Saisie</text:span><text:span text:style-name="T10">s</text:span><text:span text:style-name="T9"> au clavier </text:span><text:span text:style-name="T10">(</text:span><text:span text:style-name="T9">placement de pion, </text:span><text:span text:style-name="T10">taille de plateau, etc.)</text:span></text:p>
                </text:list-item>
              </text:list>
            </text:list-item>
            <text:list-item>
              <text:p text:style-name="P25">Communication avec la bibliothèque : </text:p>
              <text:list>
                <text:list-item>
                  <text:p text:style-name="P25">Création de parties, obtention d'informations</text:p>
                </text:list-item>
                <text:list-item>
                  <text:p text:style-name="P26">Consultation de l'historique, annulation du dernier coup</text:p>
                </text:list-item>
                <text:list-item>
                  <text:p text:style-name="P26">Chargement et sauvegarde de partie dans des fichiers</text:p>
                </text:list-item>
              </text:list>
            </text:list-item>
            <text:list-item>
              <text:p text:style-name="P26">Compétences autonomes :</text:p>
              <text:list>
                <text:list-item>
                  <text:p text:style-name="P26">Vérification de la validité des coups joués</text:p>
                </text:list-item>
                <text:list-item>
                  <text:p text:style-name="P26">Abandon de partie</text:p>
                </text:list-item>
                <text:list-item>
                  <text:p text:style-name="P28"><text:span text:style-name="T10">J</text:span><text:span text:style-name="T9">eu Humain vs Humain </text:span><text:span text:style-name="T10">ou</text:span><text:span text:style-name="T9"> Humain vs CPU</text:span></text:p>
                </text:list-item>
              </text:list>
            </text:list-item>
          </text:list>
        </text:list-item>
      </text:list>
      <text:p text:style-name="P6"><text:span text:style-name="T9">Le client souhaite pouvoir gérer une liste des parties grâce à une base de donnée. L'équipe </text:span><text:span text:style-name="T11">de développement lui propose la possibilit</text:span><text:span text:style-name="T13">é</text:span><text:span text:style-name="T11"> de nommer à sa guise les fichiers de sauvegarde, et ainsi les associer facilement aux entrées de sa base de donnée.</text:span></text:p>
      <text:h text:style-name="Heading_20_1" text:outline-level="1">Exigences opérationnelles</text:h>
      <text:p text:style-name="Standard"/>
      <text:h text:style-name="Heading_20_2" text:outline-level="2">Contraintes d’exploitation</text:h>
      <text:p text:style-name="P10">Les bibliothèques doivent pouvoir être compilée<text:span text:style-name="T23">s</text:span> sur les systèmes courants (Windows, Mac, Unix)</text:p>
      <text:h text:style-name="Heading_20_2" text:outline-level="2">Modes de fonctionnement</text:h>
      <text:p text:style-name="P12">Utilisation des bibliothèques par appels de leurs fonctions</text:p>
      <text:p text:style-name="P12">Utilisation du démonstrateur au clavier, dans un terminal</text:p>
      <text:h text:style-name="Heading_20_2" text:outline-level="2"><text:soft-page-break/>Capacités</text:h>
      <text:p text:style-name="P12">La bibliothèque <text:span text:style-name="T7">cretinhex</text:span><text:span text:style-name="T9"> peut gérer toute taille de grilles (</text:span><text:span text:style-name="T15">la seule limite étant la mémoire de la machine exécutant le programme.</text:span></text:p>
      <text:p text:style-name="P15">Les intelligences artificielles ne pourront traiter dans un temps raisonnable que des grilles petit<text:span text:style-name="T24">e</text:span>s (minimax) ou moyennes (bridge).</text:p>
      <text:p text:style-name="P15">L'affichage de ces grilles dans le démonstrateur est limité par la taille de l'écran. Une grille de 20x20 pourra être affichée sur un écran standard.</text:p>
      <text:h text:style-name="Heading_20_2" text:outline-level="2">Performances</text:h>
      <text:p text:style-name="P10">Pour une grille 11x11 :</text:p>
      <text:list xml:id="list892397199144870615" text:style-name="L5">
        <text:list-item>
          <text:p text:style-name="P29">Le démonstrateur et les appels à la bibliothèque <text:span text:style-name="T7">cretinhex</text:span><text:span text:style-name="T9"> seront quasi instantanées</text:span></text:p>
        </text:list-item>
        <text:list-item>
          <text:p text:style-name="P29"><text:span text:style-name="T9">Les appels à la bibliothèque </text:span><text:span text:style-name="T7">cretinhex_bridgebot</text:span><text:span text:style-name="T9"> seront inférieurs à 5 secondes sur un PC grand public récent.</text:span></text:p>
        </text:list-item>
      </text:list>
      <text:p text:style-name="P10"><text:span text:style-name="T9">La bibliothèque </text:span><text:span text:style-name="T7">cretinhex_mmbot</text:span><text:span text:style-name="T9"> </text:span><text:span text:style-name="T5">ne devrait pas</text:span><text:span text:style-name="T9"> pouvoir travailler en 11x11 dans un temps raisonnable.</text:span></text:p>
      <text:h text:style-name="Heading_20_2" text:outline-level="2">Sûreté de fonctionnement</text:h>
      <text:p text:style-name="P10">La bibliothèque <text:span text:style-name="T7">cretinhex</text:span><text:span text:style-name="T9"> garantie un fonctionnement sans erreur par le respect de ses spécifications. Ces dernières sont vérifiées par des assertions qui peuvent être désactivées à la compilation afin d'améliorer la rapidité d'exécution.</text:span></text:p>
      <text:p text:style-name="P31"><text:span text:style-name="T9">Par ailleurs, des séries de tests seront proposées au client pour confirmer le bon fonctionnement des fonctions : des sauvegardes de grilles-types seront chargées en séries pour leur appliquer les différentes fonctions, et vérifier leurs résultats.</text:span></text:p>
      <text:h text:style-name="Heading_20_1" text:outline-level="1">Exigences techniques</text:h>
      <text:h text:style-name="Heading_20_2" text:outline-level="2">Logiciels imposés</text:h>
      <text:p text:style-name="P10">Les bibliothèques fournies doivent être utilisables par une application Java. Elles seront développées en C, et une surcouche permettra de les appeler avec JNI (Java Native Interface). Elles pourront ainsi être compilées en .dll ou en .so</text:p>
      <text:h text:style-name="Heading_20_2" text:outline-level="2">Algorithmes imposés</text:h>
      <text:p text:style-name="P10">La bibliothèque <text:span text:style-name="T7">cretinhex_mmbot</text:span><text:span text:style-name="T9"> utilisera l'algorithme du Minimax pour trouver les meilleures solutions. Elle sera adaptée aux plateaux de petite taille.</text:span></text:p>
      <text:p text:style-name="P10"><text:span text:style-name="T9">Les bibliothèques </text:span><text:span text:style-name="T7">cretinhex</text:span><text:span text:style-name="T9"> et </text:span><text:span text:style-name="T7">cretinhex_bridgebot</text:span><text:span text:style-name="T9"> utiliseront une représentation de graphe pour leur calculs, </text:span><text:span text:style-name="T15">c</text:span><text:span text:style-name="T9">e qui sera bien plus effectif.</text:span></text:p>
      <text:h text:style-name="Heading_20_2" text:outline-level="2">Interface avec le matériel</text:h>
      <text:p text:style-name="P10">N/A</text:p>
      <text:h text:style-name="Heading_20_2" text:outline-level="2">Interface avec d’autres logiciels</text:h>
      <text:p text:style-name="P10"><text:soft-page-break/>N/A</text:p>
      <text:p text:style-name="P10"/>
      <text:h text:style-name="Heading_20_2" text:outline-level="2"><draw:custom-shape text:anchor-type="char" draw:z-index="16" draw:name="Forme automatique 21" draw:style-name="gr5" draw:text-style-name="P37" svg:width="19.797cm" svg:height="26.209cm" svg:x="-1.889cm" svg:y="-0.594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rchitecture matérielle opérationnelle</text:h>
      <text:p text:style-name="P10">N/A</text:p>
      <text:h text:style-name="Heading_20_1" text:outline-level="1">Scenari<text:span text:style-name="T22">o</text:span> d’utilisation</text:h>
      <text:p text:style-name="P10">Le client utilisera les fonctions de ces bibliothèques pour développer sa propre interface de jeu. </text:p>
      <text:p text:style-name="P10">Le démonstrateur sera principalement utilisé pour la recette et pour illustrer l'implémentation des fonctionnali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3" svg:font-family="Mangal"/>
    <style:font-face style:name="Mangal2" svg:font-family="Mangal" style:font-family-generic="roman" style:font-pitch="variable"/>
    <style:font-face style:name="Perpetua" svg:font-family="Perpetu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Franklin Gothic Book" svg:font-family="'Franklin Gothic Book'"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loext:contextual-spacing="false" fo:line-height="115%" fo:orphans="2" fo:widows="2" style:writing-mode="lr-tb"/>
      <style:text-properties style:use-window-font-color="true" style:font-name="Perpetua" fo:font-family="Perpetua"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1.27cm" fo:margin-bottom="0.353cm" loext:contextual-spacing="false"/>
      <style:text-properties fo:text-transform="uppercase" fo:color="#d34817" fo:font-size="26pt" fo:letter-spacing="0.018cm" style:letter-kerning="true" style:font-size-asian="26pt"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next-style-name="Standard" style:class="extra">
      <style:text-properties fo:color="#9d351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background-color="#d34817">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background-color="#f9d8cd">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loext:contextual-spacing="false"/>
      <style:text-properties fo:text-transform="uppercase" fo:color="#68230b"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loext:contextual-spacing="false"/>
      <style:text-properties fo:text-transform="uppercase" fo:color="#9d3511"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loext:contextual-spacing="false"/>
      <style:text-properties fo:text-transform="uppercase" fo:color="#9d3511"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loext:contextual-spacing="false"/>
      <style:text-properties fo:text-transform="uppercase" fo:color="#9d3511"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loext:contextual-spacing="false"/>
      <style:text-properties fo:text-transform="uppercase" fo:color="#9d3511"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Subtitle" style:family="paragraph" style:parent-style-name="Standard" style:next-style-name="Standard" style:class="chapter">
      <style:paragraph-properties fo:margin-top="0.353cm" fo:margin-bottom="1.764cm" loext:contextual-spacing="false" fo:line-height="100%"/>
      <style:text-properties fo:text-transform="uppercase" fo:color="#595959" fo:font-size="12pt" fo:letter-spacing="0.018cm" style:font-size-asian="12pt" style:font-size-complex="12pt"/>
    </style:style>
    <style:style style:name="Footer"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centré" style:display-name="Normal centré" style:family="paragraph">
      <style:paragraph-properties fo:margin-left="2.54cm" fo:margin-right="2.54cm" fo:margin-top="0.353cm" fo:margin-bottom="0.494cm" loext:contextual-spacing="false" fo:text-align="justify" style:justify-single-word="false" fo:orphans="2" fo:widows="2" fo:text-indent="0cm" style:auto-text-indent="false" fo:padding-left="0cm" fo:padding-right="0cm" fo:padding-top="0.353cm" fo:padding-bottom="0.353cm" fo:border-left="none" fo:border-right="none" fo:border-top="0.06pt solid #ff0000" fo:border-bottom="2.49pt solid #ff0000"/>
      <style:text-properties fo:color="#808080" style:font-name="Perpetua" fo:font-family="Perpetua"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next-style-name="Standard">
      <style:paragraph-properties fo:margin-left="2.286cm" fo:margin-right="2.032cm" fo:margin-top="0.353cm" fo:margin-bottom="0cm" loext:contextual-spacing="false" fo:text-align="justify" style:justify-single-word="false" fo:text-indent="0cm" style:auto-text-indent="false"/>
      <style:text-properties fo:color="#d34817" fo:font-style="italic" style:font-style-asian="italic" style:font-style-complex="italic"/>
    </style:style>
    <style:style style:name="Liste_20_à_20_puces" style:display-name="Liste à puces" style:family="paragraph" style:parent-style-name="Standard">
      <style:paragraph-properties fo:margin-top="0.353cm" fo:margin-bottom="0cm" loext:contextual-spacing="false"/>
    </style:style>
    <style:style style:name="Liste_20_à_20_puces_20_2" style:display-name="Liste à puces 2" style:family="paragraph" style:parent-style-name="Standard">
      <style:paragraph-properties fo:margin-top="0.353cm" fo:margin-bottom="0cm" loext:contextual-spacing="false"/>
    </style:style>
    <style:style style:name="Liste_20_à_20_puces_20_3" style:display-name="Liste à puces 3" style:family="paragraph" style:parent-style-name="Standard">
      <style:paragraph-properties fo:margin-top="0.353cm" fo:margin-bottom="0cm" loext:contextual-spacing="false"/>
    </style:style>
    <style:style style:name="Liste_20_à_20_puces_20_4" style:display-name="Liste à puces 4" style:family="paragraph" style:parent-style-name="Standard">
      <style:paragraph-properties fo:margin-top="0.353cm" fo:margin-bottom="0cm" loext:contextual-spacing="false"/>
    </style:style>
    <style:style style:name="Liste_20_à_20_puces_20_5" style:display-name="Liste à puces 5" style:family="paragraph" style:parent-style-name="Standard">
      <style:paragraph-properties fo:margin-top="0.353cm" fo:margin-bottom="0cm" loext:contextual-spacing="false"/>
    </style:style>
    <style:style style:name="Sans_20_interligne" style:display-name="Sans interligne" style:family="paragraph" style:parent-style-name="Standard">
      <style:paragraph-properties fo:margin-top="0cm" fo:margin-bottom="0cm" loext:contextual-spacing="false" fo:line-height="100%"/>
    </style:style>
    <style:style style:name="Quotations" style:family="paragraph" style:parent-style-name="Standard" style:next-style-name="Standard" style:class="html">
      <style:text-properties fo:font-style="italic" style:font-style-asian="italic" style:font-style-complex="italic"/>
    </style:style>
    <style:style style:name="Contents_20_1" style:display-name="Contents 1" style:family="paragraph" style:parent-style-name="Standard" style:next-style-name="Standard" style:class="index">
      <style:paragraph-properties fo:margin-top="0.353cm" fo:margin-bottom="0.071cm" loext:contextual-spacing="false" fo:line-height="100%"/>
      <style:text-properties fo:font-variant="small-caps" fo:color="#9b2d1f"/>
    </style:style>
    <style:style style:name="Contents_20_2" style:display-name="Contents 2" style:family="paragraph" style:parent-style-name="Standard" style:next-style-name="Standard" style:class="index">
      <style:paragraph-properties fo:margin-left="0.381cm" fo:margin-right="0cm" fo:margin-top="0.353cm" fo:margin-bottom="0.071cm" loext:contextual-spacing="false"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87cm" fo:margin-right="0cm" fo:margin-top="0.353cm" fo:margin-bottom="0.071cm" loext:contextual-spacing="false"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left="1.168cm" fo:margin-right="0cm" fo:margin-top="0.353cm" fo:margin-bottom="0.071cm" loext:contextual-spacing="false"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left="1.549cm" fo:margin-right="0cm" fo:margin-top="0.353cm" fo:margin-bottom="0.071cm" loext:contextual-spacing="false"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left="1.93cm" fo:margin-right="0cm" fo:margin-top="0.353cm" fo:margin-bottom="0.071cm" loext:contextual-spacing="false"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left="2.337cm" fo:margin-right="0cm" fo:margin-top="0.353cm" fo:margin-bottom="0.071cm" loext:contextual-spacing="false"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left="2.716cm" fo:margin-right="0cm" fo:margin-top="0.353cm" fo:margin-bottom="0.071cm" loext:contextual-spacing="false"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left="3.104cm" fo:margin-right="0cm" fo:margin-top="0.353cm" fo:margin-bottom="0.071cm" loext:contextual-spacing="false" fo:line-height="100%" fo:text-indent="0cm" style:auto-text-indent="false"/>
      <style:text-properties fo:font-variant="small-caps"/>
    </style:style>
    <style:style style:name="Paragraphe_20_de_20_liste" style:display-name="Paragraphe de liste" style:family="paragraph" style:parent-style-name="Standard">
      <style:paragraph-properties fo:margin-left="1.27cm" fo:margin-right="0cm" fo:text-indent="0cm" style:auto-text-indent="false"/>
    </style:style>
    <style:style style:name="En-tête_20_de_20_table_20_des_20_matières" style:display-name="En-tête de table des matières" style:family="paragraph" style:parent-style-name="Heading_20_1" style:next-style-name="Standard" style:default-outline-level="" style:list-style-name="">
      <style:text-properties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a28e6a" style:font-name="Monotype Corsiva" fo:font-family="'Monotype Corsiva'" style:font-family-generic="script" style:font-pitch="variable" style:font-name-complex="Monotype Corsiva" style:font-family-complex="'Monotype Corsiva'" style:font-family-generic-complex="script" style:font-pitch-complex="variable"/>
    </style:style>
    <style:style style:name="WW8Num2z0" style:family="text">
      <style:text-properties fo:color="#a28e6a"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ee8c69"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d34817"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9d3511"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itre_20_1_20_Car" style:display-name="Titre 1 Car" style:family="text">
      <style:text-properties fo:text-transform="uppercase" fo:color="#ffffff" fo:letter-spacing="0.026cm" fo:font-weight="bold" fo:background-color="#d34817" style:font-weight-asian="bold" style:font-weight-complex="bold"/>
    </style:style>
    <style:style style:name="Titre_20_2_20_Car" style:display-name="Titre 2 Car" style:family="text">
      <style:text-properties fo:text-transform="uppercase" fo:letter-spacing="0.026cm" fo:background-color="#f9d8cd"/>
    </style:style>
    <style:style style:name="Titre_20_3_20_Car" style:display-name="Titre 3 Car" style:family="text">
      <style:text-properties fo:text-transform="uppercase" fo:color="#68230b" fo:letter-spacing="0.026cm"/>
    </style:style>
    <style:style style:name="Titre_20_Car" style:display-name="Titre Car" style:family="text">
      <style:text-properties fo:text-transform="uppercase" fo:color="#d34817" fo:font-size="26pt" fo:letter-spacing="0.018cm" style:letter-kerning="true" style:font-size-asian="26pt" style:font-size-complex="26pt"/>
    </style:style>
    <style:style style:name="Sous-titre_20_Car" style:display-name="Sous-titre Car" style:family="text">
      <style:text-properties fo:text-transform="uppercase" fo:color="#595959" fo:font-size="12pt" fo:letter-spacing="0.018cm" style:font-size-asian="12pt" style:font-size-complex="12pt"/>
    </style:style>
    <style:style style:name="Pied_20_de_20_page_20_Car" style:display-name="Pied de page Car" style:family="text">
      <style:text-properties fo:color="#000000" style:font-name-complex="Times New Roman" style:font-family-complex="'Times New Roman'" style:font-family-generic-complex="roman" style:font-pitch-complex="variable" style:font-size-complex="10pt"/>
    </style:style>
    <style:style style:name="Texte_20_de_20_bulles_20_Car" style:display-name="Texte de bulles C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Emphasis" style:family="text">
      <style:text-properties fo:text-transform="uppercase" fo:color="#68230b" fo:letter-spacing="0.009cm"/>
    </style:style>
    <style:style style:name="En-tête_20_Car" style:display-name="En-tête Car" style:family="text">
      <style:text-properties fo:color="#000000" style:font-name-complex="Times New Roman" style:font-family-complex="'Times New Roman'" style:font-family-generic-complex="roman" style:font-pitch-complex="variable" style:font-size-complex="10pt"/>
    </style:style>
    <style:style style:name="Titre_20_4_20_Car" style:display-name="Titre 4 Car" style:family="text">
      <style:text-properties fo:text-transform="uppercase" fo:color="#9d3511" fo:letter-spacing="0.018cm"/>
    </style:style>
    <style:style style:name="Titre_20_5_20_Car" style:display-name="Titre 5 Car" style:family="text">
      <style:text-properties fo:text-transform="uppercase" fo:color="#9d3511" fo:letter-spacing="0.018cm"/>
    </style:style>
    <style:style style:name="Titre_20_6_20_Car" style:display-name="Titre 6 Car" style:family="text">
      <style:text-properties fo:text-transform="uppercase" fo:color="#9d3511" fo:letter-spacing="0.018cm"/>
    </style:style>
    <style:style style:name="Titre_20_7_20_Car" style:display-name="Titre 7 Car" style:family="text">
      <style:text-properties fo:text-transform="uppercase" fo:color="#9d3511" fo:letter-spacing="0.018cm"/>
    </style:style>
    <style:style style:name="Titre_20_8_20_Car" style:display-name="Titre 8 Car" style:family="text">
      <style:text-properties fo:text-transform="uppercase" fo:font-size="9pt" fo:letter-spacing="0.018cm" style:font-size-asian="9pt" style:font-size-complex="9pt"/>
    </style:style>
    <style:style style:name="Titre_20_9_20_Car" style:display-name="Titre 9 Car" style:family="text">
      <style:text-properties fo:text-transform="uppercase" fo:font-size="9pt" fo:letter-spacing="0.018cm" fo:font-style="italic" style:font-size-asian="9pt" style:font-style-asian="italic" style:font-size-complex="9pt"/>
    </style:style>
    <style:style style:name="Emphase_20_intense" style:display-name="Emphase intense" style:family="text">
      <style:text-properties fo:text-transform="uppercase" fo:color="#68230b" fo:letter-spacing="0.018cm" fo:font-weight="bold" style:font-weight-asian="bold" style:font-weight-complex="bold"/>
    </style:style>
    <style:style style:name="Référence_20_intense" style:display-name="Référence intense" style:family="text">
      <style:text-properties fo:text-transform="uppercase" fo:color="#d34817" fo:font-style="italic" fo:font-weight="bold" style:font-style-asian="italic" style:font-weight-asian="bold" style:font-style-complex="italic" style:font-weight-complex="bold"/>
    </style:style>
    <style:style style:name="Texte_20_de_20_l_27_espace_20_réservé" style:display-name="Texte de l'espace réservé" style:family="text">
      <style:text-properties fo:color="#808080"/>
    </style:style>
    <style:style style:name="Citation_20_Car" style:display-name="Citation Car" style:family="text">
      <style:text-properties fo:font-size="10pt" fo:font-style="italic" style:font-size-asian="10pt" style:font-style-asian="italic" style:font-size-complex="10pt" style:font-style-complex="italic"/>
    </style:style>
    <style:style style:name="Strong_20_Emphasis" style:display-name="Strong Emphasis" style:family="text">
      <style:text-properties fo:font-weight="bold" style:font-weight-asian="bold" style:font-weight-complex="bold"/>
    </style:style>
    <style:style style:name="Emphase_20_pâle" style:display-name="Emphase pâle" style:family="text">
      <style:text-properties fo:color="#68230b" fo:font-style="italic" style:font-style-asian="italic" style:font-style-complex="italic"/>
    </style:style>
    <style:style style:name="Référence_20_pâle" style:display-name="Référence pâle" style:family="text">
      <style:text-properties fo:color="#d34817" fo:font-weight="bold" style:font-weight-asian="bold" style:font-weight-complex="bold"/>
    </style:style>
    <style:style style:name="Sans_20_interligne_20_Car" style:display-name="Sans interligne Car" style:family="text">
      <style:text-properties fo:font-size="10pt" style:font-size-asian="10pt" style:font-size-complex="10pt"/>
    </style:style>
    <style:style style:name="Citation_20_intense_20_Car" style:display-name="Citation intense Car" style:family="text">
      <style:text-properties fo:color="#d34817" fo:font-size="10pt" fo:font-style="italic" style:font-size-asian="10pt" style:font-style-asian="italic" style:font-size-complex="10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none" fo:country="none" style:language-asian="none" style:country-asian="none"/>
    </style:style>
    <style:style style:name="MP2" style:family="paragraph">
      <style:paragraph-properties fo:margin-top="0cm" fo:margin-bottom="0cm" fo:line-height="100%" style:writing-mode="lr-tb"/>
    </style:style>
    <style:style style:name="MP3" style:family="paragraph">
      <style:paragraph-properties fo:margin-top="0cm" fo:margin-bottom="0cm" fo:line-height="100%" fo:text-align="center" style:writing-mode="lr-tb"/>
    </style:style>
    <style:style style:name="MP4" style:family="paragraph">
      <style:paragraph-properties style:writing-mode="lr-tb"/>
    </style:style>
    <style:style style:name="MP5" style:family="paragraph" style:parent-style-name="Footer">
      <style:text-properties fo:font-size="1pt" style:font-size-asian="1pt" style:font-size-complex="1pt"/>
    </style:style>
    <style:style style:name="MP6" style:family="paragraph" style:parent-style-name="Footer">
      <style:text-properties fo:language="none" fo:country="none" style:language-asian="none" style:country-asian="none"/>
    </style:style>
    <style:style style:name="MT1" style:family="text">
      <style:text-properties style:use-window-font-color="true" style:font-name="Franklin Gothic Book" fo:font-size="10pt" fo:language="fr" fo:country="FR" style:font-name-asian="Times New Roman" style:font-size-asian="10pt" style:font-name-complex="Franklin Gothic Book" style:font-size-complex="10pt" style:language-complex="ar" style:country-complex="SA"/>
    </style:style>
    <style:style style:name="MT2" style:family="text">
      <style:text-properties style:use-window-font-color="true" style:font-name="Franklin Gothic Book" fo:font-size="10pt" fo:language="fr" fo:country="FR" fo:font-style="italic" style:font-name-asian="Times New Roman" style:font-size-asian="10pt" style:font-style-asian="italic" style:font-name-complex="Franklin Gothic Book" style:font-size-complex="10pt" style:language-complex="ar" style:country-complex="SA" style:font-style-complex="italic"/>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draw:fill="solid" draw:fill-color="#d34817" draw:textarea-horizontal-align="justify" draw:textarea-vertical-align="middle" draw:auto-grow-height="false" draw:auto-grow-width="false" fo:padding-top="0cm" fo:padding-bottom="0cm" fo:padding-left="0cm" fo:padding-right="0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35cm" svg:stroke-color="#000000" draw:stroke-linejoin="miter" draw:fill="none" draw:fill-color="#000000" draw:textarea-horizontal-align="left" draw:textarea-vertical-align="top" draw:auto-grow-height="false" fo:min-height="25.282cm" fo:min-width="18.449cm" fo:padding-top="0.229cm" fo:padding-bottom="0.229cm" fo:padding-left="0.441cm" fo:padding-right="0.441cm" fo:wrap-option="wrap" fo:margin-left="0.319cm" fo:margin-right="0.319cm" style:run-through="background" style:wrap="run-through" style:number-wrapped-paragraphs="no-limit" style:vertical-pos="middle" style:vertical-rel="page" style:horizontal-pos="center" style:horizontal-rel="page" draw:wrap-influence-on-position="once-concurrent" style:flow-with-text="false"/>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text:anchor-type="char" draw:z-index="5" draw:style-name="Mgr1" draw:text-style-name="MP2" svg:width="24.625cm" svg:height="1.655cm" draw:transform="rotate (1.5707963267949) translate (0.848236111111111cm 26.88375cm)"><draw:text-box><text:p text:style-name="MP2"><text:span text:style-name="MT1">Dossier de spécification des besoins logiciels | <text:s/>[Choisir la date]</text:span></text:p></draw:text-box></draw:frame><draw:custom-shape text:anchor-type="char" draw:z-index="1" draw:name="Ellipse 18" draw:style-name="Mgr2" draw:text-style-name="MP3" svg:width="1.447cm" svg:height="1.447cm" svg:x="1.044cm" svg:y="26.882cm"><text:p text:style-name="MP3"/><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name="Forme automatique 21" draw:style-name="Mgr3" draw:text-style-name="MP4" svg:width="19.797cm" svg:height="26.207cm" svg:x="0.601cm" svg:y="1.746cm"><text:p/><draw:enhanced-geometry svg:viewBox="0 0 21600 21600" draw:path-stretchpoint-x="10800" draw:path-stretchpoint-y="10800" draw:text-areas="?f3 ?f4 ?f5 ?f6" draw:type="round-rectangle" draw:modifiers="8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MP5"/>
      </style:footer>
      <style:footer-left>
        <text:p text:style-name="MP6"><draw:custom-shape text:anchor-type="char" draw:z-index="8" draw:name="Ellipse 21" draw:style-name="Mgr2" draw:text-style-name="MP3" svg:width="1.447cm" svg:height="1.447cm" svg:x="18.501cm" svg:y="27.162cm"><text:p text:style-name="MP3"/><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char" draw:z-index="11" draw:style-name="Mgr1" draw:text-style-name="MP2" svg:width="24.625cm" svg:height="1.479cm" draw:transform="rotate (1.5707963267949) translate (18.5012361111111cm 27.1638888888889cm)"><draw:text-box><text:p text:style-name="MP2"><text:span text:style-name="MT1">Dossier de spécification des besoins logiciels | <text:s/></text:span><text:span text:style-name="MT2">jeudi 9 mars 2017</text:span></text:p></draw:text-box></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e spécification des besoins logiciels</dc:title>
    <dc:subject>Nom</dc:subject>
    <meta:initial-creator>Guy Camilleri</meta:initial-creator>
    <meta:creation-date>2012-02-21T18:21:00</meta:creation-date>
    <dc:date>2017-03-12T14:31:58.226060652</dc:date>
    <meta:editing-cycles>17</meta:editing-cycles>
    <meta:editing-duration>PT1H1M20S</meta:editing-duration>
    <meta:generator>LibreOffice/4.3.3.2$Linux_X86_64 LibreOffice_project/430m0$Build-2</meta:generator>
    <meta:document-statistic meta:table-count="1" meta:image-count="0" meta:object-count="0" meta:page-count="6" meta:paragraph-count="92" meta:word-count="1147" meta:character-count="7736" meta:non-whitespace-character-count="6703"/>
    <meta:user-defined meta:name="Info 1"/>
    <meta:user-defined meta:name="Info 2"/>
    <meta:user-defined meta:name="Info 3"/>
    <meta:user-defined meta:name="Info 4"/>
  </office:meta>
</office:document-meta>
</file>